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w Cen MT Condensed Extra Bold" svg:font-family="'Tw Cen MT Condensed Extra 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18.253cm" fo:margin-top="0cm" fo:margin-bottom="0cm" table:align="center" style:writing-mode="lr-tb"/>
    </style:style>
    <style:style style:name="Table1.A" style:family="table-column">
      <style:table-column-properties style:column-width="4.752cm"/>
    </style:style>
    <style:style style:name="Table1.B" style:family="table-column">
      <style:table-column-properties style:column-width="11.001cm"/>
    </style:style>
    <style:style style:name="Table1.C" style:family="table-column">
      <style:table-column-properties style:column-width="2.499cm"/>
    </style:style>
    <style:style style:name="Table1.1" style:family="table-row">
      <style:table-row-properties style:min-row-height="0.942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1.199cm" fo:keep-together="auto"/>
    </style:style>
    <style:style style:name="Table1.A16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P1" style:family="paragraph" style:parent-style-name="List_20_Paragraph" style:list-style-name="WWNum9">
      <style:paragraph-properties fo:margin-left="0.27cm" fo:margin-right="-1.543cm" fo:line-height="100%" fo:text-align="justify" style:justify-single-word="false" fo:text-indent="-0.635cm" style:auto-text-indent="false"/>
    </style:style>
    <style:style style:name="P2" style:family="paragraph" style:parent-style-name="List_20_Paragraph">
      <style:paragraph-properties fo:margin-left="0.27cm" fo:margin-right="-1.543cm" fo:line-height="100%" fo:text-align="justify" style:justify-single-word="false" fo:text-indent="0cm" style:auto-text-indent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-1cm" fo:margin-right="-1.543cm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0pt" officeooo:rsid="0005215f" officeooo:paragraph-rsid="0005215f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0pt" officeooo:rsid="0007116f" officeooo:paragraph-rsid="0007116f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officeooo:rsid="00073e0c" officeooo:paragraph-rsid="00073e0c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officeooo:rsid="0007ddd6" officeooo:paragraph-rsid="0007ddd6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8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9pt" officeooo:rsid="00073e0c" officeooo:paragraph-rsid="00073e0c" style:font-size-asian="9pt" style:font-size-complex="9pt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07ddd6" officeooo:paragraph-rsid="0007ddd6"/>
    </style:style>
    <style:style style:name="P15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name-complex="Calibri1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0pt" style:font-size-asian="10pt" style:font-name-complex="Times New Roman1" style:font-size-complex="10pt"/>
    </style:style>
    <style:style style:name="T10" style:family="text">
      <style:text-properties style:font-name="Tw Cen MT Condensed Extra Bold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07ddd6" style:font-size-asian="9pt" style:font-size-complex="9pt"/>
    </style:style>
    <style:style style:name="T13" style:family="text">
      <style:text-properties fo:font-size="9pt" fo:font-style="italic" style:font-size-asian="9pt" style:font-style-asian="italic" style:font-name-complex="Calibri1" style:font-size-complex="9pt" style:font-style-complex="italic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3"><text:span text:style-name="T1">Marking Instructions</text:span></text:p>
      <text:list xml:id="list1997669335" text:style-name="WWNum9">
        <text:list-item>
          <text:p text:style-name="P1"><text:span text:style-name="T2">If the file has been named/marked as late (e.g. </text:span><text:span text:style-name="T4">groupb5_late.c</text:span><text:span text:style-name="T2">) then take 10 off the final mark (a University rule)</text:span></text:p>
        </text:list-item>
        <text:list-item>
          <text:p text:style-name="P1"><text:span text:style-name="T2">If the file was misnamed (e.g. </text:span><text:span text:style-name="T4">planetbob_wrongname.c</text:span><text:span text:style-name="T2">) take 5 off the final mark.</text:span></text:p>
        </text:list-item>
        <text:list-item>
          <text:p text:style-name="P1"><text:span text:style-name="T2">Where a category has a fixed mark (e.g. choose 0 or 10), decide which of these two marks to award.</text:span></text:p>
        </text:list-item>
        <text:list-item>
          <text:p text:style-name="P1"><text:span text:style-name="T2">Where a category has a range of marks (e.g. 0 – 20), apply the following guidelines: 50%=</text:span><text:span text:style-name="T4">Just pass <text:s text:c="2"/></text:span><text:span text:style-name="T2">60%=</text:span><text:span text:style-name="T4">Good Work <text:s text:c="2"/></text:span><text:span text:style-name="T2">70%=</text:span><text:span text:style-name="T4">Beyond What We Would Expect (Just) <text:s text:c="2"/></text:span><text:span text:style-name="T2">80%=</text:span><text:span text:style-name="T4">We Could Publish This, Ground-breaking!</text:span><text:span text:style-name="T2"> So, if a category can be marked in the range 0 – 20, a very good piece of work might score 13 marks, for instance.</text:span>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8">Category</text:span></text:p>
            <text:p text:style-name="P12"><text:span text:style-name="T9">(House-Style Code)</text:span></text:p>
          </table:table-cell>
          <table:table-cell table:style-name="Table1.A1" office:value-type="string">
            <text:p text:style-name="P12"><text:span text:style-name="T8">Comments</text:span></text:p>
          </table:table-cell>
          <table:table-cell table:style-name="Table1.A1" office:value-type="string">
            <text:p text:style-name="P12"><text:span text:style-name="T8">Marks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CFLAGS - </text:span><text:span text:style-name="T2">Does the code compile using </text:span><text:span text:style-name="T6">gcc</text:span><text:span text:style-name="T2"> and the house-style flags : -Wall -Wextra -std=c90 -pedantic -O2 etc. with zero warnings?</text:span></text:p>
          </table:table-cell>
          <table:table-cell table:style-name="Table1.A1" office:value-type="string">
            <text:p text:style-name="P4">No errors with all flags from style guide</text:p>
          </table:table-cell>
          <table:table-cell table:style-name="Table1.A1" office:value-type="string">
            <text:p text:style-name="P11"><text:span text:style-name="T11">10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CFLAGS - </text:span><text:span text:style-name="T2">Does the code compile using </text:span><text:span text:style-name="T6">clang</text:span><text:span text:style-name="T2"> and the house-style flags : -Wall -Wextra -std=c90 -pedantic -O2 etc. with zero warnings?</text:span></text:p>
          </table:table-cell>
          <table:table-cell table:style-name="Table1.A1" office:value-type="string">
            <text:p text:style-name="P4">No errors</text:p>
          </table:table-cell>
          <table:table-cell table:style-name="Table1.A1" office:value-type="string">
            <text:p text:style-name="P8"><text:span text:style-name="T11">10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GOTO + TABS + INDENT</text:span></text:p>
          </table:table-cell>
          <table:table-cell table:style-name="Table1.A1" office:value-type="string">
            <text:p text:style-name="P7">Inconsistent indenting, </text:p>
          </table:table-cell>
          <table:table-cell table:style-name="Table1.A1" office:value-type="string">
            <text:p text:style-name="P11"><text:span text:style-name="T12">6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BRACE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1"><text:span text:style-name="T11">5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NAMES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<text:span text:style-name="T11">3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LLEN</text:span>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11"><text:span text:style-name="T11">(range 0 – 5) 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MAIN</text:span>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11"><text:span text:style-name="T11">(range 0 – 5)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CAPS</text:span>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11"><text:span text:style-name="T11">(range 0 – 5)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FLEN :</text:span></text:p>
            <text:p text:style-name="P11"><text:span text:style-name="T5">Including main()</text:span>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11"><text:span text:style-name="T11">(range 0 – 5)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MAGIC</text:span>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1"><text:span text:style-name="T11">(range 0 – 5)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BRIEF</text:span>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1"><text:span text:style-name="T11">(range 0 – 5)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10">TYPE</text:span>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1"><text:span text:style-name="T11">(range 0 – 5)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3">Are </text:span><text:span text:style-name="T7">all</text:span><text:span text:style-name="T3"> functions thoroughly tested using a function called test() or similar?</text:span>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11"><text:span text:style-name="T11">(range 0 – 20)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3">Does the program work correctly?</text:span></text:p>
            <text:p text:style-name="P11"><text:span text:style-name="T13">(check 76 zuz is last name)</text:span>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11"><text:span text:style-name="T11">(range 0 – 5)</text:span></text:p>
          </table:table-cell>
        </table:table-row>
        <text:soft-page-break/>
        <table:table-row table:style-name="Table1.2">
          <table:table-cell table:style-name="Table1.A16" table:number-columns-spanned="2" office:value-type="string">
            <text:p text:style-name="P13"><text:span text:style-name="T14">Total (/ 100) </text:span></text:p>
          </table:table-cell>
          <table:covered-table-cell/>
          <table:table-cell table:style-name="Table1.A1" office:value-type="string">
            <text:p text:style-name="P9"/>
            <text:p text:style-name="P10">7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w Cen MT Condensed Extra Bold" svg:font-family="'Tw Cen MT Condensed Extra 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等线" style:font-size-asian="11pt" style:language-asian="zh" style:country-asian="CN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等线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039cm" fo:margin-bottom="2.251cm" fo:margin-left="2.501cm" fo:margin-right="2.5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ill Campbell</meta:initial-creator>
    <meta:editing-cycles>124</meta:editing-cycles>
    <meta:creation-date>2020-10-08T22:56:00</meta:creation-date>
    <dc:date>2020-10-14T14:04:27.620459179</dc:date>
    <meta:editing-duration>PT1M22S</meta:editing-duration>
    <meta:generator>LibreOffice/6.4.6.2$Linux_X86_64 LibreOffice_project/40$Build-2</meta:generator>
    <meta:document-statistic meta:table-count="1" meta:image-count="0" meta:object-count="0" meta:page-count="2" meta:paragraph-count="53" meta:word-count="259" meta:character-count="1374" meta:non-whitespace-character-count="1152"/>
    <meta:user-defined meta:name="AppVersion">16.0000</meta:user-defined>
    <meta:user-defined meta:name="ContentTypeId">0x010100D21F879F3A3FC1418F94A6202BFA0496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